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urme no2-webfont" svg:font-family="'hurme no2-webfont', apple-system, BlinkMacSystemFont, sans-serif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2bdb2" officeooo:paragraph-rsid="0072bdb2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041d" officeooo:paragraph-rsid="0074041d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041d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4ef" officeooo:paragraph-rsid="007734e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6494" officeooo:paragraph-rsid="00776494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ac4e7" officeooo:paragraph-rsid="007ac4e7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ba275" officeooo:paragraph-rsid="007ba275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34ef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776494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10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001f4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c3acc" officeooo:paragraph-rsid="007c3acc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001f4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001f4" officeooo:paragraph-rsid="008133ec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133ec" officeooo:paragraph-rsid="008133ec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730f5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730f5" officeooo:paragraph-rsid="007459c4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459c4" officeooo:paragraph-rsid="007459c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78c2be" officeooo:paragraph-rsid="0078c2be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7734ef" style:font-size-asian="11pt" style:font-style-asian="italic" style:font-size-complex="11pt" style:font-style-complex="italic"/>
    </style:style>
    <style:style style:name="T10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1" style:family="text">
      <style:text-properties style:text-underline-style="none" officeooo:rsid="00776494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426647"/>
    </style:style>
    <style:style style:name="T13" style:family="text">
      <style:text-properties officeooo:rsid="0033c1fa"/>
    </style:style>
    <style:style style:name="T14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5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9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20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21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22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3" style:family="text">
      <style:text-properties officeooo:rsid="003792ec"/>
    </style:style>
    <style:style style:name="T24" style:family="text">
      <style:text-properties officeooo:rsid="00390b5b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30bd8b"/>
    </style:style>
    <style:style style:name="T27" style:family="text">
      <style:text-properties officeooo:rsid="00426647"/>
    </style:style>
    <style:style style:name="T28" style:family="text">
      <style:text-properties officeooo:rsid="0043bda4"/>
    </style:style>
    <style:style style:name="T29" style:family="text">
      <style:text-properties officeooo:rsid="004424ae"/>
    </style:style>
    <style:style style:name="T30" style:family="text">
      <style:text-properties officeooo:rsid="0049a907"/>
    </style:style>
    <style:style style:name="T31" style:family="text">
      <style:text-properties officeooo:rsid="004a7909"/>
    </style:style>
    <style:style style:name="T32" style:family="text">
      <style:text-properties officeooo:rsid="0050d097"/>
    </style:style>
    <style:style style:name="T33" style:family="text">
      <style:text-properties style:font-style-asian="italic" style:font-style-complex="italic"/>
    </style:style>
    <style:style style:name="T34" style:family="text">
      <style:text-properties officeooo:rsid="0054decc"/>
    </style:style>
    <style:style style:name="T35" style:family="text">
      <style:text-properties officeooo:rsid="0055590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56e93b"/>
    </style:style>
    <style:style style:name="T38" style:family="text">
      <style:text-properties officeooo:rsid="0052ae73"/>
    </style:style>
    <style:style style:name="T39" style:family="text">
      <style:text-properties officeooo:rsid="005aaa8b"/>
    </style:style>
    <style:style style:name="T40" style:family="text">
      <style:text-properties officeooo:rsid="005bbd77"/>
    </style:style>
    <style:style style:name="T41" style:family="text">
      <style:text-properties officeooo:rsid="005c3835"/>
    </style:style>
    <style:style style:name="T42" style:family="text">
      <style:text-properties officeooo:rsid="005d922a"/>
    </style:style>
    <style:style style:name="T43" style:family="text">
      <style:text-properties officeooo:rsid="005f0596"/>
    </style:style>
    <style:style style:name="T44" style:family="text">
      <style:text-properties fo:font-size="10pt" officeooo:rsid="005f0596" style:font-size-asian="10pt" style:font-size-complex="10pt"/>
    </style:style>
    <style:style style:name="T45" style:family="text">
      <style:text-properties officeooo:rsid="0062fbfe"/>
    </style:style>
    <style:style style:name="T46" style:family="text">
      <style:text-properties officeooo:rsid="00661046"/>
    </style:style>
    <style:style style:name="T47" style:family="text">
      <style:text-properties officeooo:rsid="006db159"/>
    </style:style>
    <style:style style:name="T48" style:family="text">
      <style:text-properties officeooo:rsid="00711b00"/>
    </style:style>
    <style:style style:name="T49" style:family="text">
      <style:text-properties officeooo:rsid="007734ef"/>
    </style:style>
    <style:style style:name="T50" style:family="text">
      <style:text-properties officeooo:rsid="007a9a25"/>
    </style:style>
    <style:style style:name="T51" style:family="text">
      <style:text-properties officeooo:rsid="007c3acc"/>
    </style:style>
    <style:style style:name="T52" style:family="text">
      <style:text-properties officeooo:rsid="007e5f42"/>
    </style:style>
    <style:style style:name="T53" style:family="text">
      <style:text-properties officeooo:rsid="008133ec"/>
    </style:style>
    <style:style style:name="T54" style:family="text">
      <style:text-properties fo:color="#2e3856" loext:opacity="100%" style:font-name="hurme no2-webfont" fo:font-size="12pt"/>
    </style:style>
    <style:style style:name="T55" style:family="text">
      <style:text-properties fo:language="en" fo:country="US" style:text-underline-style="none" officeooo:rsid="007459c4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6">C</text:span><text:span text:style-name="T25">hapter 2</text:span></text:p>
      <text:p text:style-name="P3"/>
      <text:p text:style-name="P1"><text:span text:style-name="T26">Greet and introduce <text:s/>- <text:s/>B</text:span><text:span text:style-name="T25">egrüßen und </text:span><text:span text:style-name="T26">v</text:span><text:span text:style-name="T25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7">[ awf <text:s/>fvida-zen ]</text:span><text:tab/><text:tab/></text:p>
      <text:p text:style-name="P5">Tsch<text:span text:style-name="T1">üss!<text:tab/><text:tab/><text:tab/>Bye!<text:tab/><text:tab/></text:span><text:span text:style-name="T12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3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5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4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4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4">M</text:span>r. Meier<text:tab/><text:tab/><text:tab/><text:tab/>[ iihx bin her Maya ]</text:p>
      <text:p text:style-name="P14"/>
      <text:p text:style-name="P15">Ich bin Frau Wei<text:span text:style-name="T13">ß<text:tab/><text:tab/></text:span>I am Ms. <text:s/>Wei<text:span text:style-name="T13">ß<text:tab/><text:tab/><text:tab/><text:tab/></text:span>[ <text:span text:style-name="T23">ii</text:span><text:span text:style-name="T46">ħ</text:span><text:span text:style-name="T23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22">ä</text:span><text:span text:style-name="T5">nger<text:tab/><text:tab/>That’s Mr. S</text:span><text:span text:style-name="T22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8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3">ß</text:span>t du?</text:p>
      <text:p text:style-name="P23">Ich hei<text:span text:style-name="T13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3">ß</text:span>en Sie?</text:p>
      <text:p text:style-name="P23">Mein Name ist Olga Meiz. Und wie hei<text:span text:style-name="T13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6">Wer?</text:span><text:tab/><text:tab/>Who? <text:tab/><text:tab/><text:tab/>[ v-eea ]</text:p>
      <text:p text:style-name="P24"/>
      <text:p text:style-name="P24"><text:span text:style-name="T36">Wie?<text:tab/></text:span><text:tab/>How?<text:tab/><text:tab/><text:tab/>[ v-ii ]</text:p>
      <text:p text:style-name="P24"/>
      <text:p text:style-name="P24"><text:span text:style-name="T36">Woher?<text:tab/></text:span><text:tab/>Where from?<text:tab/><text:tab/>[ wo-her ]</text:p>
      <text:p text:style-name="P24"/>
      <text:p text:style-name="P24"><text:span text:style-name="T36">Wo?<text:tab/></text:span><text:tab/>Where?<text:tab/><text:tab/><text:tab/>[ vo ]</text:p>
      <text:p text:style-name="P24"/>
      <text:p text:style-name="P24"><text:span text:style-name="T36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9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6">Where do you come from?</text:span></text:p>
      <text:p text:style-name="P27"><text:span text:style-name="T16"><text:tab/><text:tab/><text:tab/><text:tab/><text:tab/><text:tab/><text:tab/><text:tab/><text:tab/><text:tab/><text:tab/><text:tab/></text:span><text:span text:style-name="T17">[ vo-her kom-st du ]</text:span></text:p>
      <text:p text:style-name="P51"/>
      <text:p text:style-name="P28"><text:span text:style-name="T16">Woher kommen Sie?<text:tab/><text:tab/><text:tab/></text:span><text:span text:style-name="T18">Where are you from? </text:span><text:span text:style-name="T16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6">freund<text:tab/><text:tab/><text:tab/><text:tab/><text:tab/>friend {masculien}<text:tab/><text:tab/><text:tab/>[ f-ro-oj-n</text:span><text:span text:style-name="T20">t</text:span><text:span text:style-name="T16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6">freunde<text:tab/><text:tab/><text:tab/><text:tab/>friends<text:tab/></text:span><text:span text:style-name="T19">{masculien}</text:span><text:span text:style-name="T16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30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31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21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6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6">Woher kommst du?<text:tab/><text:tab/></text:span><text:bookmark text:name="tw-target-text5"/><text:span text:style-name="T16">Where do you come from?</text:span></text:p>
      <text:p text:style-name="P55"/>
      <text:p text:style-name="P56"/>
      <text:p text:style-name="P50"><text:span text:style-name="T36">er ,<text:tab/>Sie , <text:tab/>es</text:span><text:tab/><text:tab/>he , <text:tab/>she , <text:tab/>it<text:tab/><text:tab/><text:tab/><text:tab/>[ <text:bookmark text:name="tw-target-text6"/><text:s/><text:span text:style-name="T32">er</text:span> , <text:span text:style-name="T32">zi</text:span>, <text:span text:style-name="T32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3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4">willingly</text:span></text:p>
      <text:p text:style-name="P97"/>
      <text:p text:style-name="P97"/>
      <text:p text:style-name="P97"/>
      <text:p text:style-name="P98"><text:soft-page-break/></text:p>
      <text:p text:style-name="P60">Das ist ein Baby<text:tab/><text:tab/><text:span text:style-name="T35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7">e</text:span> , <text:s/>ija, <text:s/>Zi ]</text:p>
      <text:p text:style-name="P62"/>
      <text:p text:style-name="P62">Wir sind eine große Familie<text:tab/>We are a big family<text:tab/><text:tab/><text:tab/><text:tab/>[ <text:span text:style-name="T37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8">ż</text:span>u-<text:span text:style-name="T38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9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8">ö</text:span>ln<text:tab/><text:tab/><text:tab/><text:span text:style-name="T40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41">[ zi <text:s text:c="2"/>gien <text:s/></text:span><text:span text:style-name="T38"><text:s/>ż</text:span><text:span text:style-name="T41">u-</text:span><text:span text:style-name="T38"> ż</text:span><text:span text:style-name="T41">am-men ]</text:span></text:p>
      <text:p text:style-name="P68">ans Meer<text:tab/><text:tab/><text:tab/><text:tab/><text:span text:style-name="T41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42">They have<text:tab/><text:tab/><text:tab/><text:tab/><text:tab/>[ zi <text:s/>ħaben ]</text:span></text:p>
      <text:p text:style-name="P69">eine schöne Firma<text:tab/><text:tab/><text:tab/><text:span text:style-name="T42">a nice company<text:tab/><text:tab/><text:tab/><text:tab/><text:tab/>[ ajn-qe <text:s text:c="2"/>x-un-qe <text:s/>firma ]</text:span></text:p>
      <text:p text:style-name="P69"/>
      <text:p text:style-name="P70">Sie haben eine sch<text:span text:style-name="T38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4">[ ħqu-ren <text:s/>zi <text:s/>und <text:s/>ann-twa-tien ]</text:span></text:p>
      <text:p text:style-name="P99"/>
      <text:p text:style-name="P71">Sie auf die Fragen<text:tab/><text:tab/><text:tab/>you to the questions<text:tab/><text:tab/><text:tab/><text:tab/><text:span text:style-name="T43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5">calling someonr formally ‘Sie’</text:span><text:tab/><text:tab/></text:p>
      <text:p text:style-name="P73"><text:tab/><text:tab/><text:tab/><text:tab/><text:tab/><text:tab/><text:tab/><text:tab/><text:tab/><text:tab/><text:tab/>[ <text:span text:style-name="T38">ż</text:span>iz-in ]</text:p>
      <text:p text:style-name="P73"/>
      <text:p text:style-name="P73"/>
      <text:p text:style-name="P74"/>
      <text:p text:style-name="P75">_________________________________________________________________________________________________</text:p>
      <text:p text:style-name="P75"/>
      <text:p text:style-name="P74">Der Junge heißt Peter.<text:tab/>{m} <text:tab/><text:tab/>The boy's name is Peter</text:p>
      <text:p text:style-name="P74">[ der jqu-nge <text:s/>ħajst Peta ]</text:p>
      <text:p text:style-name="P74"/>
      <text:p text:style-name="P74">Er heißt Peter.</text:p>
      <text:p text:style-name="P74"/>
      <text:p text:style-name="P74"/>
      <text:p text:style-name="P74"><text:soft-page-break/>Der Hund ist im Garten. <text:s/>{m}<text:tab/><text:tab/>The dog is in the garden</text:p>
      <text:p text:style-name="P74">[ der ħund ist im gartden ]</text:p>
      <text:p text:style-name="P74"/>
      <text:p text:style-name="P74">Er ist im Garten.</text:p>
      <text:p text:style-name="P74"/>
      <text:p text:style-name="P74"/>
      <text:p text:style-name="P79">Die Katse ist im Haus. <text:tab/>{f}<text:tab/><text:tab/>The cat is in the house</text:p>
      <text:p text:style-name="P79">[ di kazze ist im ħaws ] </text:p>
      <text:p text:style-name="P79"/>
      <text:p text:style-name="P79">Sie ist im Haus.</text:p>
      <text:p text:style-name="P70"><text:tab/></text:p>
      <text:p text:style-name="P70"/>
      <text:p text:style-name="P79">Der Vogel ist auf dem Baum.<text:tab/>{m}<text:tab/>The bird is on the tree</text:p>
      <text:p text:style-name="P79">[ der fugel ist awf dem bawm ]</text:p>
      <text:p text:style-name="P79"/>
      <text:p text:style-name="P79">Er ist auf dem Baum.</text:p>
      <text:p text:style-name="P79"/>
      <text:p text:style-name="P79"/>
      <text:p text:style-name="P79">Das Kaninchen isst Gem<text:span text:style-name="T38">ü</text:span>se.<text:tab/>{m}<text:tab/>The rabbit eats vegetables</text:p>
      <text:p text:style-name="P79">[ das <text:s text:c="2"/>kan-in-cin <text:s text:c="2"/>ist <text:s/>ge-mqu-<text:span text:style-name="T38">ż</text:span>a ]</text:p>
      <text:p text:style-name="P79"/>
      <text:p text:style-name="P79">Es isst <text:s/>Gem<text:span text:style-name="T38">ü</text:span>se.</text:p>
      <text:p text:style-name="P79"/>
      <text:p text:style-name="P79"/>
      <text:p text:style-name="P80">Die Fische schwimmen.<text:tab/>{pl}<text:tab/>The fish are swimming</text:p>
      <text:p text:style-name="P80">[ di <text:s/>fix-xe <text:s text:c="2"/>x-wim-men ]</text:p>
      <text:p text:style-name="P80"/>
      <text:p text:style-name="P80">Sie schwimmen.</text:p>
      <text:p text:style-name="P80"/>
      <text:p text:style-name="P80"/>
      <text:p text:style-name="P80">Meine Schwester<text:tab/><text:tab/><text:tab/>My sister</text:p>
      <text:p text:style-name="P80">[ mina <text:s/>xwesta ]</text:p>
      <text:p text:style-name="P80"/>
      <text:p text:style-name="P80">und ich haben<text:tab/><text:tab/><text:tab/><text:tab/>and I have </text:p>
      <text:p text:style-name="P80">[ und <text:s/>ixħ <text:s/>ħaben ]</text:p>
      <text:p text:style-name="P80"/>
      <text:p text:style-name="P80">viele Haustiere<text:tab/><text:tab/><text:tab/><text:tab/>many pets</text:p>
      <text:p text:style-name="P80">[ fiele <text:s/>ħaws-tire ]</text:p>
      <text:p text:style-name="P80"/>
      <text:p text:style-name="P80">Meine Schwester und ich haben viele Haustiere<text:tab/><text:tab/>My sister and I have many pets</text:p>
      <text:p text:style-name="P80"/>
      <text:p text:style-name="P76">_________________________________________________________________________________________________</text:p>
      <text:p text:style-name="P76"/>
      <text:p text:style-name="P76"/>
      <text:p text:style-name="P81">Das <text:s/>Pr<text:span text:style-name="T38">ä</text:span>sent<text:tab/><text:tab/>[ das <text:s/>present ]<text:tab/><text:tab/><text:tab/><text:tab/>The present </text:p>
      <text:p text:style-name="P81"/>
      <text:p text:style-name="P81">To build the present tense, remove the infinitive ending <text:s/>-en <text:s/>from the verb, <text:s/>and add the present tense ending.</text:p>
      <text:p text:style-name="P81"><text:soft-page-break/></text:p>
      <text:p text:style-name="P81">Example: kocken<text:tab/><text:tab/>to cook</text:p>
      <text:p text:style-name="P81"/>
      <text:p text:style-name="P81">ich <text:tab/><text:tab/><text:tab/><text:tab/>-e<text:tab/><text:tab/><text:tab/>kocke <text:tab/>[ koħ-e ]</text:p>
      <text:p text:style-name="P81">du<text:tab/><text:tab/><text:tab/><text:tab/>-st<text:tab/><text:tab/><text:tab/>kockst<text:tab/>[ koħ-st ]</text:p>
      <text:p text:style-name="P81">er | sie | es<text:tab/><text:tab/><text:tab/>-t<text:tab/><text:tab/><text:tab/>kockt<text:tab/>[ koħ-t ]</text:p>
      <text:p text:style-name="P81"/>
      <text:p text:style-name="P81">wir<text:tab/><text:tab/><text:tab/><text:tab/>-en<text:tab/><text:tab/><text:tab/>kocken<text:tab/>[ koħ-en ]</text:p>
      <text:p text:style-name="P81">ihr<text:tab/><text:tab/><text:tab/><text:tab/>-t<text:tab/><text:tab/><text:tab/>kockt<text:tab/>[ koħ-t ]</text:p>
      <text:p text:style-name="P81">sie Sie<text:tab/><text:tab/><text:tab/><text:tab/>-en<text:tab/><text:tab/><text:tab/>kocken<text:tab/>[ koħ-en ]</text:p>
      <text:p text:style-name="P81"/>
      <text:p text:style-name="P81"/>
      <text:p text:style-name="P81">Ich komme <text:tab/><text:tab/><text:tab/> I'm coming<text:tab/><text:tab/><text:span text:style-name="T47">[ iħx kom-e ]</text:span></text:p>
      <text:p text:style-name="P81"/>
      <text:p text:style-name="P81">Ich komme aus Engl<text:span text:style-name="T47">and</text:span><text:tab/> <text:tab/><text:tab/><text:tab/>I'm from England</text:p>
      <text:p text:style-name="P82">Du kommst aus England<text:tab/><text:tab/></text:p>
      <text:p text:style-name="P82">Er kommt aus England</text:p>
      <text:p text:style-name="P82"/>
      <text:p text:style-name="P82">Wir kommen aus England</text:p>
      <text:p text:style-name="P82">Ihr kommt aus England</text:p>
      <text:p text:style-name="P82">Sie kommen aus England</text:p>
      <text:p text:style-name="P81"/>
      <text:p text:style-name="P81"/>
      <text:p text:style-name="P83">Mein Brunder kockt Spaghetti<text:tab/><text:tab/><text:tab/><text:tab/>[ majn <text:s/>brun-da <text:s/>koħt <text:s/>spagetti ]</text:p>
      <text:p text:style-name="P83"/>
      <text:p text:style-name="P83">Verbs:<text:tab/><text:tab/></text:p>
      <text:p text:style-name="P83"><text:tab/>Kocken<text:tab/><text:tab/>Cook<text:tab/><text:tab/>[ koħ-en ]</text:p>
      <text:p text:style-name="P83"><text:tab/>Kommen<text:tab/>Come<text:tab/><text:tab/>[ kom-en ]</text:p>
      <text:p text:style-name="P83"><text:tab/>Machen<text:tab/>Do<text:tab/><text:tab/>[ maħ-en ]</text:p>
      <text:p text:style-name="P83"><text:tab/>Haben<text:tab/><text:tab/>to have<text:tab/><text:tab/>[ ħab-en ]</text:p>
      <text:p text:style-name="P83"><text:tab/><text:span text:style-name="T48">Finden<text:tab/><text:tab/>to find<text:tab/><text:tab/>[ find-en ]</text:span></text:p>
      <text:p text:style-name="P83"><text:tab/><text:span text:style-name="T48">Geben<text:tab/><text:tab/>to give<text:tab/><text:tab/>[ geb-en]</text:span></text:p>
      <text:p text:style-name="P83"/>
      <text:p text:style-name="P83"><text:tab/></text:p>
      <text:p text:style-name="P84">Ich mache<text:tab/><text:tab/><text:tab/><text:tab/>[ iħx ma-ħe ]</text:p>
      <text:p text:style-name="P84">du machst<text:tab/><text:tab/><text:tab/><text:tab/>[ du ma-ħst ] </text:p>
      <text:p text:style-name="P84">Er, <text:s/>Sie, <text:s/>Es <text:s/>macht<text:tab/><text:tab/><text:tab/>[ ma=ħt ]</text:p>
      <text:p text:style-name="P84">Wir machen<text:tab/><text:tab/><text:tab/><text:tab/>[ Vija maħen ]</text:p>
      <text:p text:style-name="P84">Ihr macht<text:tab/><text:tab/><text:tab/><text:tab/>[ Ija maħt ]</text:p>
      <text:p text:style-name="P84">Sei machen<text:tab/></text:p>
      <text:p text:style-name="P84"/>
      <text:p text:style-name="P84">Singen<text:tab/><text:tab/><text:tab/>to sing<text:tab/><text:tab/>[ <text:span text:style-name="T38">ż</text:span>ing-qen ]</text:p>
      <text:p text:style-name="P84">Sagen<text:tab/><text:tab/><text:tab/>to say<text:tab/><text:tab/>[ <text:span text:style-name="T38">ż</text:span>ag-qen ]<text:tab/></text:p>
      <text:p text:style-name="P84">lernen<text:tab/><text:tab/><text:tab/>to learn<text:tab/><text:tab/>[ lern-qen ]</text:p>
      <text:p text:style-name="P81"/>
      <text:p text:style-name="P77">_________________________________________________________________________________________________</text:p>
      <text:p text:style-name="P76"/>
      <text:p text:style-name="P86"><text:soft-page-break/>Wichtige Phrasen<text:tab/><text:tab/><text:tab/><text:bookmark text:name="tw-target-text1"/><text:tab/>Important phrases</text:p>
      <text:p text:style-name="P85"/>
      <text:p text:style-name="P87">[ viħ-ti-ge <text:s text:c="2"/>Fra-<text:span text:style-name="T38">ż</text:span>en ]</text:p>
      <text:p text:style-name="P87"/>
      <text:p text:style-name="P87"/>
      <text:p text:style-name="P87">Danke<text:tab/><text:tab/><text:tab/>Thank you<text:tab/><text:tab/>[ dan-keq ]</text:p>
      <text:p text:style-name="P87"/>
      <text:p text:style-name="P87"/>
      <text:p text:style-name="P87"/>
      <text:p text:style-name="P87">Du sprichst gut Deutch.<text:tab/><text:tab/><text:tab/>[ du <text:s/>xpri-st <text:s/>gud <text:s/>dojc ]</text:p>
      <text:p text:style-name="P87">You speak good German.</text:p>
      <text:p text:style-name="P87"/>
      <text:p text:style-name="P87">Dein Hund ist so s<text:span text:style-name="T38">ü</text:span>ß.<text:tab/><text:tab/><text:tab/><text:tab/>[ dajn <text:s/>ħund <text:s/>ist <text:s/><text:span text:style-name="T38">ż</text:span>o <text:s/><text:span text:style-name="T38">ż</text:span>us ]</text:p>
      <text:p text:style-name="P87">You gog is so cute.</text:p>
      <text:p text:style-name="P87"/>
      <text:p text:style-name="P87">Dunke!</text:p>
      <text:p text:style-name="P87">Bitte!<text:tab/><text:tab/><text:tab/><text:tab/><text:tab/><text:tab/><text:span text:style-name="T49">`Bitte` can be used as a response to `danke`</text:span></text:p>
      <text:p text:style-name="P106"><text:tab/><text:tab/><text:tab/><text:tab/><text:tab/><text:tab/>Please. Here you go.</text:p>
      <text:p text:style-name="P87"/>
      <text:p text:style-name="P88">Kannst du mir bitte das Buch geben?<text:tab/><text:tab/>Can you please give me the book?</text:p>
      <text:p text:style-name="P88">[ kan-st du mia bitte das buħ giben? <text:s/>]</text:p>
      <text:p text:style-name="P88"/>
      <text:p text:style-name="P88"/>
      <text:p text:style-name="P89">Kannst du?<text:tab/><text:tab/><text:tab/><text:tab/><text:tab/>Can you?</text:p>
      <text:p text:style-name="P89">mir<text:tab/><text:tab/><text:tab/><text:tab/><text:tab/><text:tab/>to me</text:p>
      <text:p text:style-name="P89">geben<text:tab/><text:tab/><text:tab/><text:tab/><text:tab/><text:tab/>give</text:p>
      <text:p text:style-name="P89">bitte<text:tab/><text:tab/><text:tab/><text:tab/><text:tab/><text:tab/>please</text:p>
      <text:p text:style-name="P89"/>
      <text:p text:style-name="P89"/>
      <text:p text:style-name="P89">sehr<text:tab/><text:tab/><text:tab/>very<text:tab/><text:tab/><text:tab/>[<text:span text:style-name="T38"> ż</text:span>er ]<text:tab/></text:p>
      <text:p text:style-name="P89"/>
      <text:p text:style-name="P89">sch<text:span text:style-name="T38">ö</text:span>n<text:tab/><text:tab/><text:tab/>nicely<text:tab/><text:tab/><text:tab/>[ xqen ]<text:tab/></text:p>
      <text:p text:style-name="P89"/>
      <text:p text:style-name="P95"><text:span text:style-name="T9">danke sch</text:span><text:span text:style-name="T10">ö</text:span><text:span text:style-name="T9">n<text:tab/><text:tab/></text:span><text:bookmark text:name="tw-target-text2"/><text:span text:style-name="T9">Thank you very much / Thank yo</text:span><text:span text:style-name="T11">u</text:span><text:span text:style-name="T9"> nicely</text:span></text:p>
      <text:p text:style-name="P89">danke sehr<text:tab/><text:tab/>Thank you very much / Thanks a lot</text:p>
      <text:p text:style-name="P89"/>
      <text:p text:style-name="P96"><text:span text:style-name="T9">b</text:span><text:span text:style-name="T11">itte sehr <text:s/>and bitte sehr<text:tab/><text:tab/>Yes, ple</text:span><text:span text:style-name="T9">ase <text:s text:c="3"/>or <text:s text:c="2"/></text:span><text:bookmark text:name="tw-target-text4"/><text:span text:style-name="T9"><text:s/>Here you go <text:s text:c="3"/></text:span><text:span text:style-name="T11">or <text:s/>you’re welcom</text:span></text:p>
      <text:p text:style-name="P90"/>
      <text:p text:style-name="P89">nichts zu danken!<text:tab/><text:tab/><text:tab/>nothing to thank for</text:p>
      <text:p text:style-name="P91">[ niħz <text:s/>zu <text:s/>danken! ]</text:p>
      <text:p text:style-name="P91"/>
      <text:p text:style-name="P91"/>
      <text:p text:style-name="P91">&gt;&gt; On danke sch<text:span text:style-name="T38">ö</text:span>n!</text:p>
      <text:p text:style-name="P91"><text:s text:c="6"/>[U, danka xqen ]</text:p>
      <text:p text:style-name="P91"><text:tab/><text:tab/><text:tab/>nichts zu danken! &lt;&lt;</text:p>
      <text:p text:style-name="P91"/>
      <text:p text:style-name="P91"/>
      <text:p text:style-name="P91"><text:soft-page-break/>Gern geschehen<text:tab/><text:tab/>You're welcome <text:s/>/ <text:s/><text:span text:style-name="T50">My pleasure</text:span><text:tab/></text:p>
      <text:p text:style-name="P91">[ geen <text:s/>ge-xin ]</text:p>
      <text:p text:style-name="P91"/>
      <text:p text:style-name="P91">gern<text:tab/><text:tab/><text:tab/><text:tab/>gladly</text:p>
      <text:p text:style-name="P91">geschehen<text:tab/><text:tab/><text:tab/>happen</text:p>
      <text:p text:style-name="P91"/>
      <text:p text:style-name="P91"/>
      <text:p text:style-name="P92">Tut mir leid<text:tab/><text:tab/><text:tab/>I’m sorry</text:p>
      <text:p text:style-name="P92">[ tut mia lajd ]</text:p>
      <text:p text:style-name="P92"/>
      <text:p text:style-name="P92">tut <text:tab/><text:tab/><text:tab/><text:tab/>does</text:p>
      <text:p text:style-name="P92">mir<text:tab/><text:tab/><text:tab/><text:tab/>to me</text:p>
      <text:p text:style-name="P92">leid<text:tab/><text:tab/><text:tab/><text:tab/>sorrow</text:p>
      <text:p text:style-name="P92"/>
      <text:p text:style-name="P93">Entschul<text:span text:style-name="T51">d</text:span>igung<text:tab/><text:tab/><text:tab/><text:span text:style-name="T51">I’m sorry <text:s/>/ <text:s/></text:span>Excuse me <text:s/>/ <text:s/>apology<text:tab/></text:p>
      <text:p text:style-name="P93">[ en-xu-li-gon ]</text:p>
      <text:p text:style-name="P93"/>
      <text:p text:style-name="P93">Entschuldigen Sie<text:tab/><text:tab/>my apologies<text:tab/></text:p>
      <text:p text:style-name="P94">[ en-xu-li-gen <text:s/><text:span text:style-name="T38">ż</text:span>i ]</text:p>
      <text:p text:style-name="P94"/>
      <text:p text:style-name="P94">Entschuldigung, <text:s/>k<text:span text:style-name="T38">ö</text:span>nnen <text:s/>sie <text:s/>mir <text:s/>helfen?<text:tab/><text:tab/>Excuse me, could you help me?</text:p>
      <text:p text:style-name="P94">[ en-xu-li-gon <text:s/>kq<text:span text:style-name="T52">e</text:span>n-nen <text:s/><text:span text:style-name="T38">ż</text:span>i <text:s/>mia ħelfin?]</text:p>
      <text:p text:style-name="P94"/>
      <text:p text:style-name="P100">_________________________________________________________________________________________________</text:p>
      <text:p text:style-name="P100"/>
      <text:p text:style-name="P102">Hier ist das Buch.</text:p>
      <text:p text:style-name="P102">&gt; Danke sch<text:span text:style-name="T38">ö</text:span>n!</text:p>
      <text:p text:style-name="P102"/>
      <text:p text:style-name="P102">Hier ist das Buch. Danke!</text:p>
      <text:p text:style-name="P102">&gt; Bitte!</text:p>
      <text:p text:style-name="P102"/>
      <text:p text:style-name="P102">Kannst du mir bitte das Buch geben?</text:p>
      <text:p text:style-name="P102">&gt; Bitte sch<text:span text:style-name="T38">ö</text:span>n!</text:p>
      <text:p text:style-name="P102"/>
      <text:p text:style-name="P102">Danke sch<text:span text:style-name="T38">ö</text:span>n!</text:p>
      <text:p text:style-name="P102">&gt; Bitte sch<text:span text:style-name="T38">ö</text:span>n!<text:tab/><text:tab/>&gt; Gern genchehen!<text:tab/> <text:s text:c="6"/>&gt; Nichts zu danken!</text:p>
      <text:p text:style-name="P102"/>
      <text:p text:style-name="P102">Ich habe einen Fehler germacht.</text:p>
      <text:p text:style-name="P102">[ Iħx ħabe ajn-en <text:s/>fila <text:s/>gqe-maħt ]</text:p>
      <text:p text:style-name="P102"/>
      <text:p text:style-name="P102">&gt; tut mir laid!<text:tab/>&gt; Entschuldigung!</text:p>
      <text:p text:style-name="P102"/>
      <text:p text:style-name="P102">Fehler<text:tab/><text:tab/><text:tab/>mistake</text:p>
      <text:p text:style-name="P102">germacht<text:tab/><text:tab/>done / made</text:p>
      <text:p text:style-name="P102"/>
      <text:p text:style-name="P102">Fehler germacht<text:tab/>made mistakes.</text:p>
      <text:p text:style-name="P102">[ fila <text:s/>ger-maħt]</text:p>
      <text:p text:style-name="P103"><text:soft-page-break/><text:span text:style-name="T25">Entschuldigung</text:span>, können Sie mir bitte helfen?<text:tab/><text:tab/>Excuse me, can you please help me?</text:p>
      <text:p text:style-name="P104">[ en-xu-ligong <text:s/>kqen-nen <text:span text:style-name="T38"><text:s/>ż</text:span>i <text:s/>mia bitte <text:s/>ħelfin? ]</text:p>
      <text:p text:style-name="P78">_________________________________________________________________________________________________</text:p>
      <text:p text:style-name="P78"/>
      <text:p text:style-name="P57"><text:span text:style-name="T33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urme no2-webfont" svg:font-family="'hurme no2-webfont', apple-system, BlinkMacSystemFont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23T21:41:32.164208271</dc:date>
    <meta:editing-duration>PT9H39M8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14" meta:paragraph-count="323" meta:word-count="2106" meta:character-count="11882" meta:non-whitespace-character-count="9066"/>
  </office:meta>
</office:document-meta>
</file>